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C00000032569C79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6.602cm" table:align="center" style:writing-mode="lr-tb"/>
    </style:style>
    <style:style style:name="Tabelle1.A" style:family="table-column">
      <style:table-column-properties style:column-width="3.561cm"/>
    </style:style>
    <style:style style:name="Tabelle1.B" style:family="table-column">
      <style:table-column-properties style:column-width="3.041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padding-left="0.191cm" fo:padding-right="0.191cm" fo:padding-top="0.049cm" fo:padding-bottom="0.049cm" fo:border="none" style:writing-mode="lr-tb"/>
    </style:style>
    <style:style style:name="Tabelle2" style:family="table">
      <style:table-properties style:width="16.512cm" table:align="center" style:writing-mode="lr-tb"/>
    </style:style>
    <style:style style:name="Tabelle2.A" style:family="table-column">
      <style:table-column-properties style:column-width="2.064cm"/>
    </style:style>
    <style:style style:name="Tabelle2.B" style:family="table-column">
      <style:table-column-properties style:column-width="2.536cm"/>
    </style:style>
    <style:style style:name="Tabelle2.C" style:family="table-column">
      <style:table-column-properties style:column-width="5.42cm"/>
    </style:style>
    <style:style style:name="Tabelle2.D" style:family="table-column">
      <style:table-column-properties style:column-width="6.491cm"/>
    </style:style>
    <style:style style:name="Tabelle2.1" style:family="table-row">
      <style:table-row-properties style:min-row-height="0.556cm"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elle2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2.2" style:family="table-row">
      <style:table-row-properties style:min-row-height="0.7cm" style:keep-together="true" fo:keep-together="auto"/>
    </style:style>
    <style:style style:name="Tabelle2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el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elle3" style:family="table">
      <style:table-properties style:width="16.529cm" table:align="center" style:writing-mode="lr-tb"/>
    </style:style>
    <style:style style:name="Tabelle3.A" style:family="table-column">
      <style:table-column-properties style:column-width="8.255cm"/>
    </style:style>
    <style:style style:name="Tabelle3.B" style:family="table-column">
      <style:table-column-properties style:column-width="8.274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3.B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3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le4" style:family="table">
      <style:table-properties style:width="16.529cm" table:align="center" style:writing-mode="lr-tb"/>
    </style:style>
    <style:style style:name="Tabelle4.A" style:family="table-column">
      <style:table-column-properties style:column-width="4.837cm"/>
    </style:style>
    <style:style style:name="Tabelle4.B" style:family="table-column">
      <style:table-column-properties style:column-width="11.693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4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5" style:family="table">
      <style:table-properties style:width="16.529cm" table:align="center" style:writing-mode="lr-tb"/>
    </style:style>
    <style:style style:name="Tabelle5.A" style:family="table-column">
      <style:table-column-properties style:column-width="4.519cm"/>
    </style:style>
    <style:style style:name="Tabelle5.B" style:family="table-column">
      <style:table-column-properties style:column-width="4.763cm"/>
    </style:style>
    <style:style style:name="Tabelle5.C" style:family="table-column">
      <style:table-column-properties style:column-width="7.248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5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5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6" style:family="table">
      <style:table-properties style:width="16.529cm" table:align="center" style:writing-mode="lr-tb"/>
    </style:style>
    <style:style style:name="Tabelle6.A" style:family="table-column">
      <style:table-column-properties style:column-width="4.434cm"/>
    </style:style>
    <style:style style:name="Tabelle6.B" style:family="table-column">
      <style:table-column-properties style:column-width="4.847cm"/>
    </style:style>
    <style:style style:name="Tabelle6.C" style:family="table-column">
      <style:table-column-properties style:column-width="7.248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6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7" style:family="table">
      <style:table-properties style:width="16.529cm" table:align="center" style:shadow="none" style:writing-mode="lr-tb"/>
    </style:style>
    <style:style style:name="Tabelle7.A" style:family="table-column">
      <style:table-column-properties style:column-width="7.059cm"/>
    </style:style>
    <style:style style:name="Tabelle7.B" style:family="table-column">
      <style:table-column-properties style:column-width="9.47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7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7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Standard">
      <style:text-properties fo:language="de" fo:country="DE" fo:font-weight="bold" style:font-weight-asian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language="de" fo:country="DE" fo:font-weight="bold" style:font-weight-asian="bold"/>
    </style:style>
    <style:style style:name="P5" style:family="paragraph" style:parent-style-name="Standard">
      <style:paragraph-properties style:snap-to-layout-grid="false"/>
      <style:text-properties fo:language="de" fo:country="DE" fo:font-weight="bold" style:font-weight-asian="bold"/>
    </style:style>
    <style:style style:name="P6" style:family="paragraph" style:parent-style-name="Standard">
      <style:paragraph-properties fo:text-align="start" style:justify-single-word="false" style:snap-to-layout-grid="false"/>
      <style:text-properties fo:language="de" fo:country="DE" fo:font-weight="bold" style:font-weight-asian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language="de" fo:country="DE"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fo:language="de" fo:country="DE"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fo:language="de" fo:country="DE"/>
    </style:style>
    <style:style style:name="P10" style:family="paragraph" style:parent-style-name="Standard">
      <style:paragraph-properties fo:text-align="start" style:justify-single-word="false" style:snap-to-layout-grid="false"/>
      <style:text-properties fo:language="de" fo:country="DE"/>
    </style:style>
    <style:style style:name="P11" style:family="paragraph" style:parent-style-name="Heading_20_2">
      <style:text-properties fo:language="de" fo:country="DE"/>
    </style:style>
    <style:style style:name="P12" style:family="paragraph" style:parent-style-name="Title" style:master-page-name="Standard">
      <style:paragraph-properties style:page-number="auto"/>
    </style:style>
    <style:style style:name="P13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bold" style:font-weight-asian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Change e-mail address</text:span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Version:</text:p>
          </table:table-cell>
          <table:table-cell table:style-name="Tabelle1.A1" office:value-type="string">
            <text:p text:style-name="P1"><text:bookmark-start text:name="Version"/>0.<text:bookmark-end text:name="Version"/>1</text:p>
          </table:table-cell>
        </table:table-row>
        <table:table-row table:style-name="Tabelle1.1">
          <table:table-cell table:style-name="Tabelle1.A1" office:value-type="string">
            <text:p text:style-name="P1">Author(s):</text:p>
          </table:table-cell>
          <table:table-cell table:style-name="Tabelle1.A1" office:value-type="string">
            <text:p text:style-name="P1">MF, MA, JS, TK</text:p>
          </table:table-cell>
        </table:table-row>
        <table:table-row table:style-name="Tabelle1.1">
          <table:table-cell table:style-name="Tabelle1.A1" office:value-type="string">
            <text:p text:style-name="P1">Created:</text:p>
          </table:table-cell>
          <table:table-cell table:style-name="Tabelle1.A1" office:value-type="string">
            <text:p text:style-name="P1"><text:creation-date style:data-style-name="N36">03/19/2009</text:creation-date></text:p>
          </table:table-cell>
        </table:table-row>
        <table:table-row table:style-name="Tabelle1.1">
          <table:table-cell table:style-name="Tabelle1.A1" office:value-type="string">
            <text:p text:style-name="P1">Last modification:</text:p>
          </table:table-cell>
          <table:table-cell table:style-name="Tabelle1.A1" office:value-type="string">
            <text:p text:style-name="P1"/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">Version</text:p>
          </table:table-cell>
          <table:table-cell table:style-name="Tabelle2.B1" office:value-type="string">
            <text:p text:style-name="P1">Date</text:p>
          </table:table-cell>
          <table:table-cell table:style-name="Tabelle2.B1" office:value-type="string">
            <text:p text:style-name="P1">Author(s)</text:p>
          </table:table-cell>
          <table:table-cell table:style-name="Tabelle2.B1" office:value-type="string">
            <text:p text:style-name="P1">Changes</text:p>
          </table:table-cell>
        </table:table-row>
        <table:table-row table:style-name="Tabelle2.2">
          <table:table-cell table:style-name="Tabelle2.A2" office:value-type="string">
            <text:p text:style-name="P1">0.1</text:p>
          </table:table-cell>
          <table:table-cell table:style-name="Tabelle2.B2" office:value-type="string">
            <text:p text:style-name="P1">03/19/2009</text:p>
          </table:table-cell>
          <table:table-cell table:style-name="Tabelle2.B2" office:value-type="string">
            <text:p text:style-name="P1">MF, MA, JS, TK</text:p>
          </table:table-cell>
          <table:table-cell table:style-name="Tabelle2.B2" office:value-type="string">
            <text:p text:style-name="P1">Initial version</text:p>
          </table:table-cell>
        </table:table-row>
      </table:table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h text:style-name="Heading_20_2" text:outline-level="2"><text:soft-page-break/><text:span text:style-name="T1">Welche </text:span><text:span text:style-name="T1">(System)Komponenten sind an dem Use-Case beteiligt? Welche Funktionalität müssen diese für den Use-Case bereitstellen?</text:span>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4">Komponente</text:p>
          </table:table-cell>
          <table:table-cell table:style-name="Tabelle3.B1" office:value-type="string">
            <text:p text:style-name="P4">Funktionalität</text:p>
          </table:table-cell>
        </table:table-row>
        <table:table-row table:style-name="Tabelle3.1">
          <table:table-cell table:style-name="Tabelle3.A2" office:value-type="string">
            <text:p text:style-name="P7">Browser/UI</text:p>
          </table:table-cell>
          <table:table-cell table:style-name="Tabelle3.B2" office:value-type="string">
            <text:p text:style-name="P7">Profil anzeigen</text:p>
          </table:table-cell>
        </table:table-row>
        <table:table-row table:style-name="Tabelle3.1">
          <table:table-cell table:style-name="Tabelle3.A2" office:value-type="string">
            <text:p text:style-name="P7">User-Management-Komponente</text:p>
          </table:table-cell>
          <table:table-cell table:style-name="Tabelle3.B2" office:value-type="string">
            <text:p text:style-name="P7">Daten des Benutzers verfügbar machen/speichern/validieren</text:p>
          </table:table-cell>
        </table:table-row>
        <table:table-row table:style-name="Tabelle3.1">
          <table:table-cell table:style-name="Tabelle3.A2" office:value-type="string">
            <text:p text:style-name="P7">E-Mail-WS</text:p>
          </table:table-cell>
          <table:table-cell table:style-name="Tabelle3.B2" office:value-type="string">
            <text:p text:style-name="P7">Confirmation E-Mail senden</text:p>
          </table:table-cell>
        </table:table-row>
        <table:table-row table:style-name="Tabelle3.1">
          <table:table-cell table:style-name="Tabelle3.A2" office:value-type="string">
            <text:p text:style-name="P7">Koordinator</text:p>
          </table:table-cell>
          <table:table-cell table:style-name="Tabelle3.B2" office:value-type="string">
            <text:p text:style-name="P7">Koordiniert</text:p>
          </table:table-cell>
        </table:table-row>
      </table:table>
      <text:h text:style-name="P11" text:outline-level="2">Welche Daten werden angezeigt (falls welche angezeigt werden)? Aus welcher Quelle kommen diese Daten?</text:h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4">Datum</text:p>
          </table:table-cell>
          <table:table-cell table:style-name="Tabelle4.B1" office:value-type="string">
            <text:p text:style-name="P4">Quelle</text:p>
          </table:table-cell>
        </table:table-row>
        <table:table-row table:style-name="Tabelle4.1">
          <table:table-cell table:style-name="Tabelle4.A2" office:value-type="string">
            <text:p text:style-name="P7">Profil-Daten</text:p>
          </table:table-cell>
          <table:table-cell table:style-name="Tabelle4.B2" office:value-type="string">
            <text:p text:style-name="P7">User-Management</text:p>
          </table:table-cell>
        </table:table-row>
        <table:table-row table:style-name="Tabelle4.1">
          <table:table-cell table:style-name="Tabelle4.A2" office:value-type="string">
            <text:p text:style-name="P7">Confirmation Link</text:p>
          </table:table-cell>
          <table:table-cell table:style-name="Tabelle4.B2" office:value-type="string">
            <text:p text:style-name="P7">E-Mail</text:p>
          </table:table-cell>
        </table:table-row>
      </table:table>
      <text:p text:style-name="P2"/>
      <text:h text:style-name="Heading_20_2" text:outline-level="2"><text:span text:style-name="T1">Welche Eingabe- / Ausgabedaten bezogen auf den Use-Case gibt es?</text:span><text:span text:style-name="T1"> Von welchem Dateityp sind sie? Wo werden sie gespeichert? Von welchen anderen Komponenten werden sie eventuell verwendet?</text:span></text:h>
      <text:p text:style-name="P3">Eingabe: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P1"><text:span text:style-name="T2">Datum</text:span><text:span text:style-name="T2"> (Typ)</text:span></text:p>
          </table:table-cell>
          <table:table-cell table:style-name="Tabelle5.A1" office:value-type="string">
            <text:p text:style-name="P5">Speicherort</text:p>
          </table:table-cell>
          <table:table-cell table:style-name="Tabelle5.C1" office:value-type="string">
            <text:p text:style-name="P6">Komponenten</text:p>
          </table:table-cell>
        </table:table-row>
        <table:table-row table:style-name="Tabelle5.1">
          <table:table-cell table:style-name="Tabelle5.A2" office:value-type="string">
            <text:p text:style-name="P7">Neue E-Mail Adresse (String)</text:p>
          </table:table-cell>
          <table:table-cell table:style-name="Tabelle5.A2" office:value-type="string">
            <text:p text:style-name="P7">DB (user Eintrag, „unconfirmed Email“ Feld)</text:p>
          </table:table-cell>
          <table:table-cell table:style-name="Tabelle5.C2" office:value-type="string">
            <text:p text:style-name="P7">E-Mail-WS, User-Management-Komponente</text:p>
          </table:table-cell>
        </table:table-row>
        <table:table-row table:style-name="Tabelle5.1">
          <table:table-cell table:style-name="Tabelle5.A2" office:value-type="string">
            <text:p text:style-name="P7">Confirmation ID (String)</text:p>
          </table:table-cell>
          <table:table-cell table:style-name="Tabelle5.A2" office:value-type="string">
            <text:p text:style-name="P7">DB (user Eintrag, „confirmation ID“ Feld)</text:p>
          </table:table-cell>
          <table:table-cell table:style-name="Tabelle5.C2" office:value-type="string">
            <text:p text:style-name="P7">User-Management-Komponente</text:p>
          </table:table-cell>
        </table:table-row>
      </table:table>
      <text:p text:style-name="P2"/>
      <text:p text:style-name="P3">Ausgabe: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elle6.1">
          <table:table-cell table:style-name="Tabelle6.A1" office:value-type="string">
            <text:p text:style-name="P1"><text:span text:style-name="T2">Datum</text:span><text:span text:style-name="T2"> (Typ)</text:span></text:p>
          </table:table-cell>
          <table:table-cell table:style-name="Tabelle6.A1" office:value-type="string">
            <text:p text:style-name="P5">Speicherort</text:p>
          </table:table-cell>
          <table:table-cell table:style-name="Tabelle6.C1" office:value-type="string">
            <text:p text:style-name="P6">Komponenten</text:p>
          </table:table-cell>
        </table:table-row>
        <table:table-row table:style-name="Tabelle6.1">
          <table:table-cell table:style-name="Tabelle6.A2" office:value-type="string">
            <text:p text:style-name="P7">Confirmation Link (HTTP-Link)</text:p>
          </table:table-cell>
          <table:table-cell table:style-name="Tabelle6.A2" office:value-type="string">
            <text:p text:style-name="P7">keiner</text:p>
          </table:table-cell>
          <table:table-cell table:style-name="Tabelle6.C2" office:value-type="string">
            <text:p text:style-name="P7">E-Mail-WS, Browser/UI</text:p>
          </table:table-cell>
        </table:table-row>
      </table:table>
      <text:p text:style-name="P2"/>
      <text:h text:style-name="P11" text:outline-level="2"><text:soft-page-break/>Zwischen welchen Komponenten findet intern eine Kommunikation statt?</text:h>
      <table:table table:name="Tabelle7" table:style-name="Tabelle7">
        <table:table-column table:style-name="Tabelle7.A"/>
        <table:table-column table:style-name="Tabelle7.B"/>
        <table:table-header-rows>
          <table:table-row table:style-name="Tabelle7.1">
            <table:table-cell table:style-name="Tabelle7.A1" office:value-type="string">
              <text:p text:style-name="P4">Komponenten</text:p>
            </table:table-cell>
            <table:table-cell table:style-name="Tabelle7.B1" office:value-type="string">
              <text:p text:style-name="P4">Art der Kommunikation</text:p>
            </table:table-cell>
          </table:table-row>
        </table:table-header-rows>
        <table:table-row table:style-name="Tabelle7.1">
          <table:table-cell table:style-name="Tabelle7.A2" office:value-type="string">
            <text:p text:style-name="P7">UI -&gt; Koordinator</text:p>
          </table:table-cell>
          <table:table-cell table:style-name="Tabelle7.B2" office:value-type="string">
            <text:p text:style-name="P10">getUser(SessionID)</text:p>
            <text:p text:style-name="P10">Return: Benutzerprofildaten</text:p>
          </table:table-cell>
        </table:table-row>
        <table:table-row table:style-name="Tabelle7.1">
          <table:table-cell table:style-name="Tabelle7.A2" office:value-type="string">
            <text:p text:style-name="P9">Koordinator -&gt; User Management</text:p>
          </table:table-cell>
          <table:table-cell table:style-name="Tabelle7.B2" office:value-type="string">
            <text:p text:style-name="P10">getUser(SessionID)</text:p>
            <text:p text:style-name="P10">Return: User</text:p>
          </table:table-cell>
        </table:table-row>
        <table:table-row table:style-name="Tabelle7.1">
          <table:table-cell table:style-name="Tabelle7.A2" office:value-type="string">
            <text:p text:style-name="P9">UI -&gt; Koordinator</text:p>
          </table:table-cell>
          <table:table-cell table:style-name="Tabelle7.B2" office:value-type="string">
            <text:p text:style-name="P10">changeEmail(newEmail, SessionID)</text:p>
            <text:p text:style-name="P10">Return: success/failure</text:p>
          </table:table-cell>
        </table:table-row>
        <table:table-row table:style-name="Tabelle7.1">
          <table:table-cell table:style-name="Tabelle7.A2" office:value-type="string">
            <text:p text:style-name="P9">Koordinator -&gt; User Management</text:p>
          </table:table-cell>
          <table:table-cell table:style-name="Tabelle7.B2" office:value-type="string">
            <text:p text:style-name="P10">changeEmail(newEmail, SessionID)</text:p>
            <text:p text:style-name="P10">Return: success/failure</text:p>
          </table:table-cell>
        </table:table-row>
        <table:table-row table:style-name="Tabelle7.1">
          <table:table-cell table:style-name="Tabelle7.A2" office:value-type="string">
            <text:p text:style-name="P9">User Management -&gt; Koordinator</text:p>
          </table:table-cell>
          <table:table-cell table:style-name="Tabelle7.B2" office:value-type="string">
            <text:p text:style-name="P10">sendConfirmationMail(confirmation link, userName)</text:p>
            <text:p text:style-name="P10">Return: success/failure</text:p>
          </table:table-cell>
        </table:table-row>
        <table:table-row table:style-name="Tabelle7.1">
          <table:table-cell table:style-name="Tabelle7.A2" office:value-type="string">
            <text:p text:style-name="P9">Koordinator -&gt; E-Mail-WS</text:p>
          </table:table-cell>
          <table:table-cell table:style-name="Tabelle7.B2" office:value-type="string">
            <text:p text:style-name="P10">„Send Email“ mit confirmation link und spreche Benutzer direkt an</text:p>
            <text:p text:style-name="P10">Return: success/failure</text:p>
          </table:table-cell>
        </table:table-row>
        <table:table-row table:style-name="Tabelle7.1">
          <table:table-cell table:style-name="Tabelle7.A2" office:value-type="string">
            <text:p text:style-name="P9">UI -&gt; Koordinator</text:p>
          </table:table-cell>
          <table:table-cell table:style-name="Tabelle7.B2" office:value-type="string">
            <text:p text:style-name="P10">confirmEmail(confirmationID)</text:p>
            <text:p text:style-name="P10">Return: show success/failure</text:p>
          </table:table-cell>
        </table:table-row>
        <table:table-row table:style-name="Tabelle7.1">
          <table:table-cell table:style-name="Tabelle7.A2" office:value-type="string">
            <text:p text:style-name="P9">Koordinator -&gt; User Management</text:p>
          </table:table-cell>
          <table:table-cell table:style-name="Tabelle7.B2" office:value-type="string">
            <text:p text:style-name="P10">confirmEmail(confirmationID)</text:p>
            <text:p text:style-name="P10">Return: success/failure (link validity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Verdana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63cm" fo:margin-right="0cm" fo:margin-top="1.27cm" fo:margin-bottom="0.635cm" fo:text-align="start" style:justify-single-word="false" fo:text-indent="-0.63cm" style:auto-text-indent="false">
        <style:tab-stops>
          <style:tab-stop style:position="1cm"/>
        </style:tab-stops>
      </style:paragraph-properties>
      <style:text-properties fo:font-size="16pt" fo:font-weight="bold" style:font-size-asian="16pt" style:font-weight-asian="bold" style:font-size-complex="14pt"/>
    </style:style>
    <style:style style:name="Listenfortsetzu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Heading_20_2" style:display-name="Heading 2" style:family="paragraph" style:parent-style-name="Listenfortsetzung" style:next-style-name="Standard" style:class="text" style:default-outline-level="2">
      <style:paragraph-properties fo:margin-left="0.76cm" fo:margin-right="0cm" fo:margin-top="0.847cm" fo:margin-bottom="0.423cm" fo:text-align="start" style:justify-single-word="false" fo:text-indent="-0.76cm" style:auto-text-indent="false" fo:keep-with-next="always">
        <style:tab-stops>
          <style:tab-stop style:position="1.501cm"/>
        </style:tab-stops>
      </style:paragraph-properties>
      <style:text-properties fo:font-size="13pt" fo:font-weight="bold" style:font-size-asian="13pt" style:font-weight-asian="bold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891cm" fo:margin-right="0cm" fo:margin-top="0.635cm" fo:margin-bottom="0.423cm" fo:text-align="start" style:justify-single-word="false" fo:text-indent="-0.891cm" style:auto-text-indent="false" fo:keep-with-next="always">
        <style:tab-stops>
          <style:tab-stop style:position="1.501cm"/>
        </style:tab-stops>
      </style:paragraph-properties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1.139cm" fo:margin-right="0cm" fo:margin-top="0.423cm" fo:margin-bottom="0.423cm" fo:text-align="start" style:justify-single-word="false" fo:text-indent="-1.139cm" style:auto-text-indent="false">
        <style:tab-stops>
          <style:tab-stop style:position="2cm"/>
        </style:tab-stops>
      </style:paragraph-properties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tandard" style:class="chapter">
      <style:paragraph-properties fo:margin-top="0.423cm" fo:margin-bottom="0.423cm" fo:text-align="center" style:justify-single-word="false"/>
      <style:text-properties fo:font-size="24pt" fo:font-weight="bold" style:font-size-asian="2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line-height="125%">
        <style:tab-stops>
          <style:tab-stop style:position="1.164cm"/>
          <style:tab-stop style:position="16.983cm" style:type="right" style:leader-style="dotted" style:leader-text="."/>
        </style:tab-stops>
      </style:paragraph-properties>
      <style:text-properties fo:font-weight="bold" style:font-weight-asian="bold"/>
    </style:style>
    <style:style style:name="Inhaltsverzeichnisüberschrift" style:family="paragraph" style:parent-style-name="Heading_20_1" style:next-style-name="Standard">
      <style:paragraph-properties fo:margin-top="1.27cm" fo:margin-bottom="0cm" fo:line-height="115%" fo:keep-together="always" fo:keep-with-next="always"/>
      <style:text-properties fo:color="#365f91" style:font-name="Cambria" style:font-name-asian="Times New Roman" style:font-name-complex="Times New Roman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line-height="125%" fo:text-indent="0cm" style:auto-text-indent="false">
        <style:tab-stops>
          <style:tab-stop style:position="1.6cm"/>
          <style:tab-stop style:position="16.98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125%" fo:text-indent="0cm" style:auto-text-indent="false">
        <style:tab-stops>
          <style:tab-stop style:position="2.05cm"/>
          <style:tab-stop style:position="16.983cm" style:type="right" style:leader-style="dotted" style:leader-text="."/>
        </style:tab-stops>
      </style:paragraph-properties>
    </style:style>
    <style:style style:name="Dokumentstruktur" style:family="paragraph" style:parent-style-name="Standard"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/>
      <style:text-properties style:use-window-font-color="true" style:font-name="Verdana" fo:font-size="10pt" fo:language="de" fo:country="DE" style:font-name-asian="Arial" style:font-size-asian="10pt" style:font-name-complex="Times New Roman" style:font-size-complex="12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2.501cm"/>
          <style:tab-stop style:position="16.983cm" style:type="right" style:leader-style="dotted" style:leader-text="."/>
        </style:tab-stops>
      </style:paragraph-properties>
    </style:style>
    <style:style style:name="Contents_20_header" style:display-name="Contents header" style:family="paragraph" style:parent-style-name="Standard">
      <style:paragraph-properties fo:margin-top="0.847cm" fo:margin-bottom="0.423cm"/>
      <style:text-properties fo:font-size="14pt" fo:font-weight="bold" style:font-size-asian="14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>
      <style:text-properties style:font-name="Verdana" fo:font-size="6pt" style:font-size-asian="6pt"/>
    </style:style>
    <style:style style:name="_20_Zchn_20_Zchn2" style:display-name=" Zchn Zchn2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_20_Zchn_20_Zchn1" style:display-name=" Zchn Zchn1" style:family="text" style:parent-style-name="Absatz-Standardschriftart">
      <style:text-properties style:font-name="Verdana" fo:font-size="24pt" fo:font-weight="bold" style:font-size-asian="24pt" style:font-weight-asian="bold" style:font-size-complex="12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_20_Zchn_20_Zchn" style:display-name=" Zchn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_20_Zchn_20_Zchn3" style:display-name=" Zchn Zchn3" style:family="text" style:parent-style-name="Absatz-Standardschriftart">
      <style:text-properties style:font-name="Verdana" fo:language="en" fo:country="US" style:font-size-complex="12pt" style:language-complex="ar" style:country-complex="SA"/>
    </style:style>
    <style:style style:name="_20_Zchn_20_Zchn4" style:display-name=" Zchn Zchn4" style:family="text" style:parent-style-name="Absatz-Standardschriftart">
      <style:text-properties style:font-name="Verdana" fo:font-size="11pt" fo:language="en" fo:country="US" fo:font-weight="bold" style:font-size-asian="11pt" style:font-weight-asian="bold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 style:writing-mode="lr-tb"/>
      <style:text-properties fo:font-size="24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05cm" fo:margin-left="0cm" fo:margin-right="0cm" fo:margin-top="0.9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3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line text:anchor-type="char" draw:z-index="5" draw:style-name="Mgr1" draw:text-style-name="MP1" svg:x1="0.086cm" svg:y1="0.635cm" svg:x2="16.914cm" svg:y2="0.635cm"><text:p/></draw:line><draw:frame draw:style-name="Mfr1" draw:name="Grafik1" text:anchor-type="char" svg:x="-0.026cm" svg:y="-0.185cm" svg:width="1.439cm" svg:height="0.683cm" draw:z-index="2"><draw:image xlink:href="Pictures/100002010000006C00000032569C7971.png" xlink:type="simple" xlink:show="embed" xlink:actuate="onLoad"/></draw:frame>Fragenkatalog Entwurf</text:p>
      </style:header>
      <style:footer>
        <text:p text:style-name="Footer"><text:page-number style:num-format="1"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ecidR Document Template</dc:title>
    <meta:initial-creator>M.Fischer</meta:initial-creator>
    <meta:creation-date>2009-03-19T12:23:00</meta:creation-date>
    <dc:creator>Reinhold Rumberger</dc:creator>
    <dc:date>2009-03-20T15:08:10</dc:date>
    <meta:print-date>2008-11-28T00:03:00</meta:print-date>
    <meta:editing-cycles>62</meta:editing-cycles>
    <meta:generator>OpenOffice.org/3.0$Linux OpenOffice.org_project/300m15$Build-9379</meta:generator>
    <meta:editing-duration>PT00H45M03S</meta:editing-duration>
    <meta:document-statistic meta:table-count="7" meta:image-count="1" meta:object-count="0" meta:page-count="3" meta:paragraph-count="81" meta:word-count="234" meta:character-count="1961"/>
  </office:meta>
</office:document-meta>
</file>